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6288f4" officeooo:paragraph-rsid="01782f4d" fo:background-color="transparent"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6f5006" officeooo:paragraph-rsid="016f5006"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7dc204" officeooo:paragraph-rsid="017dc204"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782f4d" style:font-size-asian="13pt" style:font-size-complex="13pt"/>
    </style:style>
    <style:style style:name="P14" style:family="paragraph" style:parent-style-name="Preformatted_20_Text">
      <style:text-properties fo:font-size="13pt" officeooo:paragraph-rsid="017c1769" style:font-size-asian="13pt" style:font-size-complex="13pt"/>
    </style:style>
    <style:style style:name="P15"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6"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81e0c6" officeooo:paragraph-rsid="0181e0c6"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9"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paragraph-rsid="0180941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a1bb5"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dc204"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0941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69bceb"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6f14d5"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7efe79"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8350a7"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0e307b6" fo:background-color="transparent" loext:char-shading-value="0" style:font-style-asian="normal" style:font-style-complex="normal"/>
    </style:style>
    <style:style style:name="T30" style:family="text">
      <style:text-properties style:font-name="Liberation Sans" fo:font-style="normal" style:text-underline-style="none" officeooo:rsid="00083d4b" fo:background-color="transparent" loext:char-shading-value="0" style:font-style-asian="normal" style:font-style-complex="normal"/>
    </style:style>
    <style:style style:name="T31" style:family="text">
      <style:text-properties style:font-name="Liberation Sans" fo:font-style="normal" style:text-underline-style="none" officeooo:rsid="0123a160" fo:background-color="transparent" loext:char-shading-value="0" style:font-style-asian="normal" style:font-style-complex="normal"/>
    </style:style>
    <style:style style:name="T32" style:family="text">
      <style:text-properties style:font-name="Liberation Sans" fo:font-style="normal" style:text-underline-style="none" officeooo:rsid="013c55a1" fo:background-color="transparent" loext:char-shading-value="0" style:font-style-asian="normal" style:font-style-complex="normal"/>
    </style:style>
    <style:style style:name="T33" style:family="text">
      <style:text-properties style:font-name="Liberation Sans" fo:font-style="normal" style:text-underline-style="none" officeooo:rsid="014f39d6" fo:background-color="transparent" loext:char-shading-value="0" style:font-style-asian="normal" style:font-style-complex="normal"/>
    </style:style>
    <style:style style:name="T34" style:family="text">
      <style:text-properties style:font-name="Liberation Sans" fo:font-style="normal" style:text-underline-style="none" officeooo:rsid="016f8b0f" fo:background-color="transparent" loext:char-shading-value="0" style:font-style-asian="normal" style:font-style-complex="normal"/>
    </style:style>
    <style:style style:name="T35" style:family="text">
      <style:text-properties fo:font-weight="bold" style:font-weight-asian="bold" style:font-weight-complex="bold"/>
    </style:style>
    <style:style style:name="T36" style:family="text">
      <style:text-properties fo:font-weight="bold" officeooo:rsid="000dd66a" style:font-weight-asian="bold" style:font-weight-complex="bold"/>
    </style:style>
    <style:style style:name="T37" style:family="text">
      <style:text-properties fo:font-weight="bold" officeooo:rsid="0160cefc" style:font-weight-asian="bold" style:font-weight-complex="bold"/>
    </style:style>
    <style:style style:name="T38" style:family="text">
      <style:text-properties officeooo:rsid="0175d38a"/>
    </style:style>
    <style:style style:name="T39" style:family="text">
      <style:text-properties officeooo:rsid="017a1bb5"/>
    </style:style>
    <style:style style:name="T40" style:family="text">
      <style:text-properties officeooo:rsid="01809418"/>
    </style:style>
    <style:style style:name="T41" style:family="text">
      <style:text-properties officeooo:rsid="0181e0c6"/>
    </style:style>
    <style:style style:name="T42" style:family="text">
      <style:text-properties officeooo:rsid="018315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6">21st</text:span><text:span text:style-name="T4"> </text:span><text:span text:style-name="T5">January</text:span><text:span text:style-name="T1"> 20</text:span><text:span text:style-name="T2">2</text:span><text:span text:style-name="T3">4</text:span></text:p>
      <text:p text:style-name="P15">Psalm <text:span text:style-name="T40">61</text:span>:<text:span text:style-name="T39">1-</text:span><text:span text:style-name="T40">2</text:span></text:p>
      <text:p text:style-name="P19">Hear my cry, O God; listen to my prayer<text:line-break/>From the ends of the earth I call to you, I call as my heart grows faint;</text:p>
      <text:p text:style-name="P19"><text:s text:c="4"/>lead me to the rock that is higher than I.</text:p>
      <text:p text:style-name="P10"/>
      <text:p text:style-name="P8">Thanks to God</text:p>
      <text:p text:style-name="P14"><text:span text:style-name="T10">O </text:span><text:span text:style-name="T8">God,</text:span><text:span text:style-name="T7"> </text:span><text:span text:style-name="T9">we </text:span><text:span text:style-name="T13">cry out</text:span><text:span text:style-name="T11"> You, </text:span><text:span text:style-name="T13">taking</text:span><text:span text:style-name="T11"> the words of David </text:span><text:span text:style-name="T13">for ourselves to say</text:span><text:span text:style-name="T12"> </text:span><text:span text:style-name="T13">how heavy are our hearts today</text:span><text:span text:style-name="T11">. You created a world </text:span><text:span text:style-name="T13">which was very good but death made a ruin and brought sadness because of loss, instead of joy in Your Presence</text:span><text:span text:style-name="T11">. </text:span></text:p>
      <text:p text:style-name="P16"/>
      <text:p text:style-name="P4">We thank You for <text:span text:style-name="T38">Jesus </text:span><text:span text:style-name="T41">Who is the Resurrection and the Life. We thank You for His death and resurrection which</text:span><text:span text:style-name="T38"> </text:span><text:span text:style-name="T41">bought us back from the enemy and provided us with </text:span><text:span text:style-name="T38">Your perfect salvation. </text:span><text:span text:style-name="T41">We thank You for the sure hope we have because He has ascended to heaven and is seated at Your right hand, and we have the Holy Spirit with us the Comforter and Guide into all truth.</text:span></text:p>
      <text:p text:style-name="P3"/>
      <text:p text:style-name="P9"><text:span text:style-name="T35">The Wide World...</text:span><text:span text:style-name="T36"> a</text:span><text:span text:style-name="T35">nd the </text:span><text:span text:style-name="T37">W</text:span><text:span text:style-name="T35">ider Church</text:span></text:p>
      <text:p text:style-name="P17">Lord, we are at the ends of the earth – <text:span text:style-name="T42">almost </text:span>as far from Jerusalem as possible in both time and place. We thank You for Your Church which has upheld the truth delivered once for all to the saints, and we pray that You would continue to strengthen Your people daily as we witness to the Truth of Jesus, even in these times when the Truth is definitely out of favour in our communities.</text:p>
      <text:p text:style-name="P5"/>
      <text:p text:style-name="P6">Within our own nation we pray <text:span text:style-name="T42">again about </text:span>floods in Queensland and <text:span text:style-name="T42">another cyclone approaching the coast</text:span>. We pray for the <text:span text:style-name="T42">preparations being made now to ensure as many as possible are safe. We give thanks for the previous </text:span>restoration work, and <text:span text:style-name="T42">again uphold </text:span>churches in and around the affected areas. May they <text:span text:style-name="T42">be equipped to </text:span>minister in practical ways <text:span text:style-name="T42">once again as the state faces more flooding</text:span>.</text:p>
      <text:p text:style-name="P5"/>
      <text:p text:style-name="P18"><text:span text:style-name="T35">Ashburton</text:span></text:p>
      <text:p text:style-name="P13"><text:span text:style-name="T24">We pray for our</text:span><text:span text:style-name="T27">selves as we move into the new year so differently compared to just a couple of weeks ago. We pray for the</text:span><text:span text:style-name="T24"> local community to respond to the </text:span><text:span text:style-name="T28">sure Hope of the </text:span><text:span text:style-name="T26">gospel</text:span><text:span text:style-name="T24"> </text:span><text:span text:style-name="T26">throughout this new year.</text:span></text:p>
      <text:p text:style-name="P2"/>
      <text:p text:style-name="P13"><text:span text:style-name="T28">Even though Barry is no longer with us, w</text:span><text:span text:style-name="T20">e </text:span><text:span text:style-name="T15">recognise that Jesus is </text:span><text:span text:style-name="T28">still </text:span><text:span text:style-name="T15">building </text:span><text:span text:style-name="T16">His church and has called us to join with Him in th</text:span><text:span text:style-name="T28">is</text:span><text:span text:style-name="T16"> task</text:span><text:span text:style-name="T15">. </text:span><text:span text:style-name="T28">We may stumble at this setback but we trust that You will uphold us so that we do not fall completely. </text:span><text:span text:style-name="T21">We pray that You would restore those among us who are unwell or struggling</text:span><text:span text:style-name="T19">, </text:span><text:span text:style-name="T21">so that we may not be shaken </text:span><text:span text:style-name="T19">as we </text:span><text:span text:style-name="T23">look</text:span><text:span text:style-name="T19"> </text:span><text:span text:style-name="T23">to</text:span><text:span text:style-name="T16"> </text:span><text:span text:style-name="T14">Jesus</text:span><text:span text:style-name="T29">,</text:span><text:span text:style-name="T33"> </text:span><text:span text:style-name="T31">our Lord and Saviour</text:span><text:span text:style-name="T32">, </text:span><text:span text:style-name="T34">the God of our salvation,</text:span><text:span text:style-name="T32"> </text:span><text:span text:style-name="T30">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1-20T22:45:26.808888395</dc:date>
    <meta:editing-duration>PT13H54M50S</meta:editing-duration>
    <meta:editing-cycles>160</meta:editing-cycles>
    <meta:generator>LibreOffice/7.3.7.2$Linux_X86_64 LibreOffice_project/30$Build-2</meta:generator>
    <meta:print-date>2022-11-12T21:41:23.154044675</meta:print-date>
    <meta:document-statistic meta:table-count="0" meta:image-count="0" meta:object-count="0" meta:page-count="2" meta:paragraph-count="17" meta:word-count="512" meta:character-count="2656" meta:non-whitespace-character-count="2155"/>
  </office:meta>
</office:document-meta>
</file>